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style-name="ce1" office:value-type="string" calcext:value-type="string">
            <text:p>Modu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s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it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valeur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emper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valeur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nsomm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A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o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lng</text:p>
          </table:table-cell>
          <table:table-cell/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Up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BOOL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4T14:56:06.782000000</dc:date>
    <meta:editing-duration>PT18M9S</meta:editing-duration>
    <meta:editing-cycles>2</meta:editing-cycles>
    <meta:generator>LibreOffice/7.4.2.3$Windows_x86 LibreOffice_project/382eef1f22670f7f4118c8c2dd222ec7ad009daf</meta:generator>
    <meta:document-statistic meta:table-count="1" meta:cell-count="47" meta:object-count="0"/>
  </office:meta>
</office:document-meta>
</file>